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2000001CBBD5B0C6A557DAFF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officeooo:rsid="000707e8" officeooo:paragraph-rsid="000707e8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in" svg:y="0.8957in" svg:width="6.9252in" svg:height="4.2154in" draw:z-index="0"><draw:image xlink:href="Pictures/10000201000002F2000001CBBD5B0C6A557DAFF8.png" xlink:type="simple" xlink:show="embed" xlink:actuate="onLoad" loext:mime-type="image/png"/></draw:frame><text:bookmark text:name="docs-internal-guid-c6c2b48e-7fff-b84a-15be-3cf94adc6cfa"/>Sơ đồ Modul hoá hệ thống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2:58:11.151236653</meta:creation-date>
    <dc:date>2020-06-17T23:11:35.712767728</dc:date>
    <meta:editing-duration>PT3M47S</meta:editing-duration>
    <meta:editing-cycles>2</meta:editing-cycles>
    <meta:generator>LibreOffice/6.2.8.2$Linux_X86_64 LibreOffice_project/20$Build-2</meta:generator>
    <meta:document-statistic meta:table-count="0" meta:image-count="1" meta:object-count="0" meta:page-count="1" meta:paragraph-count="2" meta:word-count="6" meta:character-count="26" meta:non-whitespace-character-count="20"/>
  </office:meta>
</office:document-meta>
</file>